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paragraph-rsid="000308cc"/>
    </style:style>
    <style:style style:name="P2" style:family="paragraph" style:parent-style-name="Standard">
      <style:text-properties fo:language="en" fo:country="US" officeooo:rsid="000308cc" officeooo:paragraph-rsid="000308cc"/>
    </style:style>
    <style:style style:name="P3" style:family="paragraph" style:parent-style-name="Standard">
      <style:text-properties fo:language="en" fo:country="US" style:text-underline-style="none" fo:font-weight="normal" officeooo:rsid="0004f69b" officeooo:paragraph-rsid="0004f69b" style:font-weight-asian="normal" style:font-weight-complex="normal"/>
    </style:style>
    <style:style style:name="P4" style:family="paragraph" style:parent-style-name="Standard">
      <style:text-properties fo:language="en" fo:country="US" style:text-underline-style="none" fo:font-weight="bold" officeooo:rsid="0004f69b" officeooo:paragraph-rsid="0004f69b" style:font-weight-asian="bold" style:font-weight-complex="bold"/>
    </style:style>
    <style:style style:name="P5" style:family="paragraph" style:parent-style-name="Standard">
      <style:text-properties fo:font-size="15pt" fo:language="en" fo:country="US" officeooo:paragraph-rsid="000308cc" style:font-size-asian="15pt" style:font-size-complex="15pt"/>
    </style:style>
    <style:style style:name="P6" style:family="paragraph" style:parent-style-name="Standard">
      <style:text-properties fo:font-size="15pt" fo:language="en" fo:country="US" style:text-underline-style="none" fo:font-weight="normal" officeooo:rsid="0004f69b" officeooo:paragraph-rsid="0004f69b" style:font-size-asian="15pt" style:font-weight-asian="normal" style:font-size-complex="15pt" style:font-weight-complex="normal"/>
    </style:style>
    <style:style style:name="P7" style:family="paragraph" style:parent-style-name="Standard" style:list-style-name="L1">
      <style:text-properties fo:font-size="15pt" fo:language="en" fo:country="US" style:text-underline-style="none" fo:font-weight="normal" officeooo:rsid="0004f69b" officeooo:paragraph-rsid="0004f69b" style:font-size-asian="15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en" fo:country="US" style:text-underline-style="none" fo:font-weight="bold" officeooo:rsid="0004f69b" officeooo:paragraph-rsid="0004f69b" style:font-size-asian="15pt" style:font-weight-asian="bold" style:font-size-complex="15pt" style:font-weight-complex="bold"/>
    </style:style>
    <style:style style:name="T1" style:family="text">
      <style:text-properties officeooo:rsid="000308c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0308cc" style:font-size-asian="18pt" style:font-size-complex="18pt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officeooo:rsid="000308cc" style:font-size-asian="18pt" style:font-weight-asian="bold" style:font-size-complex="18pt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308cc" style:font-weight-asian="bold" style:font-weight-complex="bold"/>
    </style:style>
    <style:style style:name="T7" style:family="text">
      <style:text-properties fo:font-size="15pt" style:font-size-asian="15pt" style:font-size-complex="15p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/text:p>
      <text:p text:style-name="P2"><text:span text:style-name="T4">Name : Panneerselvam N</text:span></text:p>
      <text:p text:style-name="P2"><text:span text:style-name="T4">Date : 08/06/2021</text:span></text:p>
      <text:p text:style-name="P1"><text:span text:style-name="T5"/></text:p>
      <text:p text:style-name="P1"><text:span text:style-name="T5">Task : Object Detection Practice</text:span></text:p>
      <text:p text:style-name="P5"><text:span text:style-name="T6"/></text:p>
      <text:p text:style-name="P6"><text:span text:style-name="T1">S</text:span>earched lots of dataset , after team discussion we decided go for COCIo dataset.</text:p>
      <text:p text:style-name="P6"/>
      <text:p text:style-name="P6">Each person have to collect specific category with 200 images.</text:p>
      <text:p text:style-name="P6"/>
      <text:p text:style-name="P8">Selected category : </text:p>
      <text:list xml:id="list2350078425" text:style-name="L1">
        <text:list-item>
          <text:p text:style-name="P7">Bird</text:p>
        </text:list-item>
        <text:list-item>
          <text:p text:style-name="P7">Boat</text:p>
        </text:list-item>
        <text:list-item>
          <text:p text:style-name="P7">Motorcycle</text:p>
        </text:list-item>
        <text:list-item>
          <text:p text:style-name="P7">Cow</text:p>
        </text:list-item>
        <text:list-item>
          <text:p text:style-name="P7">Umbrella</text:p>
        </text:list-item>
        <text:list-item>
          <text:p text:style-name="P7">Aeroplane</text:p>
        </text:list-item>
      </text:list>
      <text:p text:style-name="P6"/>
      <text:p text:style-name="P6">I have collected Motorcycle category around 200 images.</text:p>
      <text:p text:style-name="P6"/>
      <text:p text:style-name="P3"><text:span text:style-name="T7">Used script for downloading : </text:span><text:a xlink:type="simple" xlink:href="https://colab.research.google.com/drive/1JI_-IRS6BAr-ZCiLGM1mTBVtI9610Vds?usp=sharing" text:style-name="Internet_20_link" text:visited-style-name="Visited_20_Internet_20_Link"><text:span text:style-name="T7">https://colab.research.google.com/drive/1JI_-IRS6BAr-ZCiLGM1mTBVtI9610Vds?usp=sharing</text:span></text:a></text:p>
      <text:p text:style-name="P6"/>
      <text:p text:style-name="P3"><text:span text:style-name="T7">Dataset link :</text:span><text:a xlink:type="simple" xlink:href="https://drive.google.com/drive/folders/1-7It9J3xeDAkwB-N_-noLa9joLK-qp4a?usp=sharing" text:style-name="Internet_20_link" text:visited-style-name="Visited_20_Internet_20_Link"><text:span text:style-name="T7">https://drive.google.com/drive/folders/1-7It9J3xeDAkwB-N_-noLa9joLK-qp4a?usp=sharing</text:span></text:a></text:p>
      <text:p text:style-name="P6"/>
      <text:p text:style-name="P4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7:36:27.405667085</meta:creation-date>
    <dc:date>2021-06-10T07:47:05.037569772</dc:date>
    <meta:editing-duration>PT10M4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68" meta:character-count="548" meta:non-whitespace-character-count="498"/>
  </office:meta>
</office:document-meta>
</file>